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04pt"/>
    </style:style>
    <style:style style:name="co4" style:family="table-column">
      <style:table-column-properties fo:break-before="auto" style:column-width="102.39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0.24pt"/>
    </style:style>
    <style:style style:name="co7" style:family="table-column">
      <style:table-column-properties fo:break-before="auto" style:column-width="68.46pt"/>
    </style:style>
    <style:style style:name="co8" style:family="table-column">
      <style:table-column-properties fo:break-before="auto" style:column-width="147.91pt"/>
    </style:style>
    <style:style style:name="co9" style:family="table-column">
      <style:table-column-properties fo:break-before="auto" style:column-width="76.71pt"/>
    </style:style>
    <style:style style:name="co10" style:family="table-column">
      <style:table-column-properties fo:break-before="auto" style:column-width="10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5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psedPayoff" table:style-name="ta1">
        <table:table-column table:style-name="co1" table:default-cell-style-name="ce1"/>
        <table:table-column table:style-name="co2" table:number-columns-repeated="3" table:default-cell-style-name="ce3"/>
        <table:table-column table:style-name="co3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Loan Summary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Loan Amount:</text:p>
          </table:table-cell>
          <table:table-cell office:value-type="currency" office:currency="USD" office:value="125000" calcext:value-type="currency">
            <text:p>$125,000.00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Number of Payments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string" calcext:value-type="string">
            <text:p>Annual Interest Rate: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Periodic Payment:</text:p>
          </table:table-cell>
          <table:table-cell table:style-name="ce3" office:value-type="currency" office:currency="USD" office:value="750" calcext:value-type="currency">
            <text:p>$750.00</text:p>
          </table:table-cell>
        </table:table-row>
        <table:table-row table:style-name="ro1">
          <table:table-cell table:style-name="Default" office:value-type="string" calcext:value-type="string">
            <text:p>Loan Date:</text:p>
          </table:table-cell>
          <table:table-cell table:style-name="ce1" office:value-type="date" office:date-value="2015-05-07" calcext:value-type="date">
            <text:p>05/07/15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1st Payment Due:</text:p>
          </table:table-cell>
          <table:table-cell table:style-name="ce1" office:value-type="date" office:date-value="2015-06-07" calcext:value-type="date">
            <text:p>06/07/15</text:p>
          </table:table-cell>
        </table:table-row>
        <table:table-row table:style-name="ro1">
          <table:table-cell table:style-name="Default" office:value-type="string" calcext:value-type="string">
            <text:p>Payment Frequency:</text:p>
          </table:table-cell>
          <table:table-cell table:style-name="Default" office:value-type="string" calcext:value-type="string">
            <text:p>Monthly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Last Payment Due:</text:p>
          </table:table-cell>
          <table:table-cell table:style-name="ce1" office:value-type="date" office:date-value="2020-05-07" calcext:value-type="date">
            <text:p>05/07/20</text:p>
          </table:table-cell>
        </table:table-row>
        <table:table-row table:style-name="ro1">
          <table:table-cell table:style-name="Default" office:value-type="string" calcext:value-type="string">
            <text:p>Total Interest Due:</text:p>
          </table:table-cell>
          <table:table-cell table:formula="of:=[.C70]" office:value-type="currency" office:currency="USD" office:value="20575" calcext:value-type="currency">
            <text:p>$20,575.00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Total All Payments:</text:p>
          </table:table-cell>
          <table:table-cell table:style-name="ce3" table:formula="of:=[.E9]+[.B6]" office:value-type="currency" office:currency="USD" office:value="145575" calcext:value-type="currency">
            <text:p>$145,575.00</text:p>
          </table:table-cell>
        </table:table-row>
        <table:table-row table:style-name="ro1">
          <table:table-cell table:style-name="Default" office:value-type="string" calcext:value-type="string">
            <text:p>Payment Schedule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rincipal</text:p>
          </table:table-cell>
          <table:table-cell table:style-name="Default" office:value-type="string" calcext:value-type="string">
            <text:p>Balance</text:p>
          </table:table-cell>
          <table:table-cell/>
        </table:table-row>
        <table:table-row table:style-name="ro1">
          <table:table-cell office:value-type="date" office:date-value="2015-05-07" calcext:value-type="date">
            <text:p>05/07/15</text:p>
          </table:table-cell>
          <table:table-cell table:number-columns-repeated="3" office:value-type="currency" office:currency="USD" office:value="0" calcext:value-type="currency">
            <text:p>$0.00</text:p>
          </table:table-cell>
          <table:table-cell office:value-type="currency" office:currency="USD" office:value="125000" calcext:value-type="currency">
            <text:p>$125,000.00</text:p>
          </table:table-cell>
          <table:table-cell/>
        </table:table-row>
        <table:table-row table:style-name="ro1">
          <table:table-cell office:value-type="date" office:date-value="2015-06-07" calcext:value-type="date">
            <text:p>06/07/15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9]*0.04)/12" office:value-type="currency" office:currency="USD" office:value="416.666666666667" calcext:value-type="currency">
            <text:p>$416.67</text:p>
          </table:table-cell>
          <table:table-cell table:formula="of:=[.B10]" office:value-type="currency" office:currency="USD" office:value="750" calcext:value-type="currency">
            <text:p>$750.00</text:p>
          </table:table-cell>
          <table:table-cell table:formula="of:=[.E9]-[.B10]" office:value-type="currency" office:currency="USD" office:value="124250" calcext:value-type="currency">
            <text:p>$124,250.00</text:p>
          </table:table-cell>
          <table:table-cell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10]*0.04)/12" office:value-type="currency" office:currency="USD" office:value="414.166666666667" calcext:value-type="currency">
            <text:p>$414.17</text:p>
          </table:table-cell>
          <table:table-cell table:formula="of:=[.B11]" office:value-type="currency" office:currency="USD" office:value="750" calcext:value-type="currency">
            <text:p>$750.00</text:p>
          </table:table-cell>
          <table:table-cell table:formula="of:=[.E10]-[.B11]" office:value-type="currency" office:currency="USD" office:value="123500" calcext:value-type="currency">
            <text:p>$123,500.00</text:p>
          </table:table-cell>
          <table:table-cell/>
        </table:table-row>
        <table:table-row table:style-name="ro1">
          <table:table-cell office:value-type="date" office:date-value="2015-08-07" calcext:value-type="date">
            <text:p>08/07/15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11]*0.04)/12" office:value-type="currency" office:currency="USD" office:value="411.666666666667" calcext:value-type="currency">
            <text:p>$411.67</text:p>
          </table:table-cell>
          <table:table-cell table:formula="of:=[.B12]" office:value-type="currency" office:currency="USD" office:value="750" calcext:value-type="currency">
            <text:p>$750.00</text:p>
          </table:table-cell>
          <table:table-cell table:formula="of:=[.E11]-[.B12]" office:value-type="currency" office:currency="USD" office:value="122750" calcext:value-type="currency">
            <text:p>$122,750.00</text:p>
          </table:table-cell>
          <table:table-cell/>
        </table:table-row>
        <table:table-row table:style-name="ro1">
          <table:table-cell office:value-type="date" office:date-value="2015-09-07" calcext:value-type="date">
            <text:p>09/07/15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12]*0.04)/12" office:value-type="currency" office:currency="USD" office:value="409.166666666667" calcext:value-type="currency">
            <text:p>$409.17</text:p>
          </table:table-cell>
          <table:table-cell table:formula="of:=[.B13]" office:value-type="currency" office:currency="USD" office:value="750" calcext:value-type="currency">
            <text:p>$750.00</text:p>
          </table:table-cell>
          <table:table-cell table:formula="of:=[.E12]-[.B13]" office:value-type="currency" office:currency="USD" office:value="122000" calcext:value-type="currency">
            <text:p>$122,000.00</text:p>
          </table:table-cell>
          <table:table-cell/>
        </table:table-row>
        <table:table-row table:style-name="ro1">
          <table:table-cell office:value-type="date" office:date-value="2015-10-07" calcext:value-type="date">
            <text:p>10/07/15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13]*0.04)/12" office:value-type="currency" office:currency="USD" office:value="406.666666666667" calcext:value-type="currency">
            <text:p>$406.67</text:p>
          </table:table-cell>
          <table:table-cell table:formula="of:=[.B14]" office:value-type="currency" office:currency="USD" office:value="750" calcext:value-type="currency">
            <text:p>$750.00</text:p>
          </table:table-cell>
          <table:table-cell table:formula="of:=[.E13]-[.B14]" office:value-type="currency" office:currency="USD" office:value="121250" calcext:value-type="currency">
            <text:p>$121,250.00</text:p>
          </table:table-cell>
          <table:table-cell/>
        </table:table-row>
        <table:table-row table:style-name="ro1">
          <table:table-cell office:value-type="date" office:date-value="2015-11-07" calcext:value-type="date">
            <text:p>11/07/15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14]*0.04)/12" office:value-type="currency" office:currency="USD" office:value="404.166666666667" calcext:value-type="currency">
            <text:p>$404.17</text:p>
          </table:table-cell>
          <table:table-cell table:formula="of:=[.B15]" office:value-type="currency" office:currency="USD" office:value="750" calcext:value-type="currency">
            <text:p>$750.00</text:p>
          </table:table-cell>
          <table:table-cell table:formula="of:=[.E14]-[.B15]" office:value-type="currency" office:currency="USD" office:value="120500" calcext:value-type="currency">
            <text:p>$120,500.00</text:p>
          </table:table-cell>
          <table:table-cell/>
        </table:table-row>
        <table:table-row table:style-name="ro1">
          <table:table-cell office:value-type="date" office:date-value="2015-12-07" calcext:value-type="date">
            <text:p>12/07/15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15]*0.04)/12" office:value-type="currency" office:currency="USD" office:value="401.666666666667" calcext:value-type="currency">
            <text:p>$401.67</text:p>
          </table:table-cell>
          <table:table-cell table:formula="of:=[.B16]" office:value-type="currency" office:currency="USD" office:value="750" calcext:value-type="currency">
            <text:p>$750.00</text:p>
          </table:table-cell>
          <table:table-cell table:formula="of:=[.E15]-[.B16]" office:value-type="currency" office:currency="USD" office:value="119750" calcext:value-type="currency">
            <text:p>$119,750.00</text:p>
          </table:table-cell>
          <table:table-cell/>
        </table:table-row>
        <table:table-row table:style-name="ro1">
          <table:table-cell office:value-type="date" office:date-value="2016-01-07" calcext:value-type="date">
            <text:p>01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16]*0.04)/12" office:value-type="currency" office:currency="USD" office:value="399.166666666667" calcext:value-type="currency">
            <text:p>$399.17</text:p>
          </table:table-cell>
          <table:table-cell table:formula="of:=[.B17]" office:value-type="currency" office:currency="USD" office:value="750" calcext:value-type="currency">
            <text:p>$750.00</text:p>
          </table:table-cell>
          <table:table-cell table:formula="of:=[.E16]-[.B17]" office:value-type="currency" office:currency="USD" office:value="119000" calcext:value-type="currency">
            <text:p>$119,000.00</text:p>
          </table:table-cell>
          <table:table-cell/>
        </table:table-row>
        <table:table-row table:style-name="ro1">
          <table:table-cell office:value-type="date" office:date-value="2016-02-07" calcext:value-type="date">
            <text:p>02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17]*0.04)/12" office:value-type="currency" office:currency="USD" office:value="396.666666666667" calcext:value-type="currency">
            <text:p>$396.67</text:p>
          </table:table-cell>
          <table:table-cell table:formula="of:=[.B18]" office:value-type="currency" office:currency="USD" office:value="750" calcext:value-type="currency">
            <text:p>$750.00</text:p>
          </table:table-cell>
          <table:table-cell table:formula="of:=[.E17]-[.B18]" office:value-type="currency" office:currency="USD" office:value="118250" calcext:value-type="currency">
            <text:p>$118,250.00</text:p>
          </table:table-cell>
          <table:table-cell/>
        </table:table-row>
        <table:table-row table:style-name="ro1">
          <table:table-cell office:value-type="date" office:date-value="2016-03-07" calcext:value-type="date">
            <text:p>03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18]*0.04)/12" office:value-type="currency" office:currency="USD" office:value="394.166666666667" calcext:value-type="currency">
            <text:p>$394.17</text:p>
          </table:table-cell>
          <table:table-cell table:formula="of:=[.B19]" office:value-type="currency" office:currency="USD" office:value="750" calcext:value-type="currency">
            <text:p>$750.00</text:p>
          </table:table-cell>
          <table:table-cell table:formula="of:=[.E18]-[.B19]" office:value-type="currency" office:currency="USD" office:value="117500" calcext:value-type="currency">
            <text:p>$117,500.00</text:p>
          </table:table-cell>
          <table:table-cell/>
        </table:table-row>
        <table:table-row table:style-name="ro1">
          <table:table-cell office:value-type="date" office:date-value="2016-04-07" calcext:value-type="date">
            <text:p>04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19]*0.04)/12" office:value-type="currency" office:currency="USD" office:value="391.666666666667" calcext:value-type="currency">
            <text:p>$391.67</text:p>
          </table:table-cell>
          <table:table-cell table:formula="of:=[.B20]" office:value-type="currency" office:currency="USD" office:value="750" calcext:value-type="currency">
            <text:p>$750.00</text:p>
          </table:table-cell>
          <table:table-cell table:formula="of:=[.E19]-[.B20]" office:value-type="currency" office:currency="USD" office:value="116750" calcext:value-type="currency">
            <text:p>$116,750.00</text:p>
          </table:table-cell>
          <table:table-cell/>
        </table:table-row>
        <table:table-row table:style-name="ro1">
          <table:table-cell office:value-type="date" office:date-value="2016-05-07" calcext:value-type="date">
            <text:p>05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20]*0.04)/12" office:value-type="currency" office:currency="USD" office:value="389.166666666667" calcext:value-type="currency">
            <text:p>$389.17</text:p>
          </table:table-cell>
          <table:table-cell table:formula="of:=[.B21]" office:value-type="currency" office:currency="USD" office:value="750" calcext:value-type="currency">
            <text:p>$750.00</text:p>
          </table:table-cell>
          <table:table-cell table:formula="of:=[.E20]-[.B21]" office:value-type="currency" office:currency="USD" office:value="116000" calcext:value-type="currency">
            <text:p>$116,000.00</text:p>
          </table:table-cell>
          <table:table-cell/>
        </table:table-row>
        <table:table-row table:style-name="ro1">
          <table:table-cell office:value-type="date" office:date-value="2016-06-07" calcext:value-type="date">
            <text:p>06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21]*0.04)/12" office:value-type="currency" office:currency="USD" office:value="386.666666666667" calcext:value-type="currency">
            <text:p>$386.67</text:p>
          </table:table-cell>
          <table:table-cell table:formula="of:=[.B22]" office:value-type="currency" office:currency="USD" office:value="750" calcext:value-type="currency">
            <text:p>$750.00</text:p>
          </table:table-cell>
          <table:table-cell table:formula="of:=[.E21]-[.B22]" office:value-type="currency" office:currency="USD" office:value="115250" calcext:value-type="currency">
            <text:p>$115,250.00</text:p>
          </table:table-cell>
          <table:table-cell/>
        </table:table-row>
        <table:table-row table:style-name="ro1">
          <table:table-cell office:value-type="date" office:date-value="2016-07-07" calcext:value-type="date">
            <text:p>07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22]*0.04)/12" office:value-type="currency" office:currency="USD" office:value="384.166666666667" calcext:value-type="currency">
            <text:p>$384.17</text:p>
          </table:table-cell>
          <table:table-cell table:formula="of:=[.B23]" office:value-type="currency" office:currency="USD" office:value="750" calcext:value-type="currency">
            <text:p>$750.00</text:p>
          </table:table-cell>
          <table:table-cell table:formula="of:=[.E22]-[.B23]" office:value-type="currency" office:currency="USD" office:value="114500" calcext:value-type="currency">
            <text:p>$114,500.00</text:p>
          </table:table-cell>
          <table:table-cell/>
        </table:table-row>
        <table:table-row table:style-name="ro1">
          <table:table-cell office:value-type="date" office:date-value="2016-08-07" calcext:value-type="date">
            <text:p>08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23]*0.04)/12" office:value-type="currency" office:currency="USD" office:value="381.666666666667" calcext:value-type="currency">
            <text:p>$381.67</text:p>
          </table:table-cell>
          <table:table-cell table:formula="of:=[.B24]" office:value-type="currency" office:currency="USD" office:value="750" calcext:value-type="currency">
            <text:p>$750.00</text:p>
          </table:table-cell>
          <table:table-cell table:formula="of:=[.E23]-[.B24]" office:value-type="currency" office:currency="USD" office:value="113750" calcext:value-type="currency">
            <text:p>$113,750.00</text:p>
          </table:table-cell>
          <table:table-cell/>
        </table:table-row>
        <table:table-row table:style-name="ro1">
          <table:table-cell office:value-type="date" office:date-value="2016-09-07" calcext:value-type="date">
            <text:p>09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24]*0.04)/12" office:value-type="currency" office:currency="USD" office:value="379.166666666667" calcext:value-type="currency">
            <text:p>$379.17</text:p>
          </table:table-cell>
          <table:table-cell table:formula="of:=[.B25]" office:value-type="currency" office:currency="USD" office:value="750" calcext:value-type="currency">
            <text:p>$750.00</text:p>
          </table:table-cell>
          <table:table-cell table:formula="of:=[.E24]-[.B25]" office:value-type="currency" office:currency="USD" office:value="113000" calcext:value-type="currency">
            <text:p>$113,000.00</text:p>
          </table:table-cell>
          <table:table-cell/>
        </table:table-row>
        <table:table-row table:style-name="ro1">
          <table:table-cell office:value-type="date" office:date-value="2016-10-07" calcext:value-type="date">
            <text:p>10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25]*0.04)/12" office:value-type="currency" office:currency="USD" office:value="376.666666666667" calcext:value-type="currency">
            <text:p>$376.67</text:p>
          </table:table-cell>
          <table:table-cell table:formula="of:=[.B26]" office:value-type="currency" office:currency="USD" office:value="750" calcext:value-type="currency">
            <text:p>$750.00</text:p>
          </table:table-cell>
          <table:table-cell table:formula="of:=[.E25]-[.B26]" office:value-type="currency" office:currency="USD" office:value="112250" calcext:value-type="currency">
            <text:p>$112,250.00</text:p>
          </table:table-cell>
          <table:table-cell/>
        </table:table-row>
        <table:table-row table:style-name="ro1">
          <table:table-cell office:value-type="date" office:date-value="2016-11-07" calcext:value-type="date">
            <text:p>11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26]*0.04)/12" office:value-type="currency" office:currency="USD" office:value="374.166666666667" calcext:value-type="currency">
            <text:p>$374.17</text:p>
          </table:table-cell>
          <table:table-cell table:formula="of:=[.B27]" office:value-type="currency" office:currency="USD" office:value="750" calcext:value-type="currency">
            <text:p>$750.00</text:p>
          </table:table-cell>
          <table:table-cell table:formula="of:=[.E26]-[.B27]" office:value-type="currency" office:currency="USD" office:value="111500" calcext:value-type="currency">
            <text:p>$111,500.00</text:p>
          </table:table-cell>
          <table:table-cell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27]*0.04)/12" office:value-type="currency" office:currency="USD" office:value="371.666666666667" calcext:value-type="currency">
            <text:p>$371.67</text:p>
          </table:table-cell>
          <table:table-cell table:formula="of:=[.B28]" office:value-type="currency" office:currency="USD" office:value="750" calcext:value-type="currency">
            <text:p>$750.00</text:p>
          </table:table-cell>
          <table:table-cell table:formula="of:=[.E27]-[.B28]" office:value-type="currency" office:currency="USD" office:value="110750" calcext:value-type="currency">
            <text:p>$110,750.00</text:p>
          </table:table-cell>
          <table:table-cell/>
        </table:table-row>
        <table:table-row table:style-name="ro1">
          <table:table-cell office:value-type="date" office:date-value="2017-01-07" calcext:value-type="date">
            <text:p>01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28]*0.04)/12" office:value-type="currency" office:currency="USD" office:value="369.166666666667" calcext:value-type="currency">
            <text:p>$369.17</text:p>
          </table:table-cell>
          <table:table-cell table:formula="of:=[.B29]" office:value-type="currency" office:currency="USD" office:value="750" calcext:value-type="currency">
            <text:p>$750.00</text:p>
          </table:table-cell>
          <table:table-cell table:formula="of:=[.E28]-[.B29]" office:value-type="currency" office:currency="USD" office:value="110000" calcext:value-type="currency">
            <text:p>$110,000.00</text:p>
          </table:table-cell>
          <table:table-cell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29]*0.04)/12" office:value-type="currency" office:currency="USD" office:value="366.666666666667" calcext:value-type="currency">
            <text:p>$366.67</text:p>
          </table:table-cell>
          <table:table-cell table:formula="of:=[.B30]" office:value-type="currency" office:currency="USD" office:value="750" calcext:value-type="currency">
            <text:p>$750.00</text:p>
          </table:table-cell>
          <table:table-cell table:formula="of:=[.E29]-[.B30]" office:value-type="currency" office:currency="USD" office:value="109250" calcext:value-type="currency">
            <text:p>$109,250.00</text:p>
          </table:table-cell>
          <table:table-cell/>
        </table:table-row>
        <table:table-row table:style-name="ro1">
          <table:table-cell office:value-type="date" office:date-value="2017-03-07" calcext:value-type="date">
            <text:p>03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30]*0.04)/12" office:value-type="currency" office:currency="USD" office:value="364.166666666667" calcext:value-type="currency">
            <text:p>$364.17</text:p>
          </table:table-cell>
          <table:table-cell table:formula="of:=[.B31]" office:value-type="currency" office:currency="USD" office:value="750" calcext:value-type="currency">
            <text:p>$750.00</text:p>
          </table:table-cell>
          <table:table-cell table:formula="of:=[.E30]-[.B31]" office:value-type="currency" office:currency="USD" office:value="108500" calcext:value-type="currency">
            <text:p>$108,500.00</text:p>
          </table:table-cell>
          <table:table-cell/>
        </table:table-row>
        <table:table-row table:style-name="ro1">
          <table:table-cell office:value-type="date" office:date-value="2017-04-07" calcext:value-type="date">
            <text:p>04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31]*0.04)/12" office:value-type="currency" office:currency="USD" office:value="361.666666666667" calcext:value-type="currency">
            <text:p>$361.67</text:p>
          </table:table-cell>
          <table:table-cell table:formula="of:=[.B32]" office:value-type="currency" office:currency="USD" office:value="750" calcext:value-type="currency">
            <text:p>$750.00</text:p>
          </table:table-cell>
          <table:table-cell table:formula="of:=[.E31]-[.B32]" office:value-type="currency" office:currency="USD" office:value="107750" calcext:value-type="currency">
            <text:p>$107,750.00</text:p>
          </table:table-cell>
          <table:table-cell/>
        </table:table-row>
        <table:table-row table:style-name="ro1">
          <table:table-cell office:value-type="date" office:date-value="2017-05-07" calcext:value-type="date">
            <text:p>05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32]*0.04)/12" office:value-type="currency" office:currency="USD" office:value="359.166666666667" calcext:value-type="currency">
            <text:p>$359.17</text:p>
          </table:table-cell>
          <table:table-cell table:formula="of:=[.B33]" office:value-type="currency" office:currency="USD" office:value="750" calcext:value-type="currency">
            <text:p>$750.00</text:p>
          </table:table-cell>
          <table:table-cell table:formula="of:=[.E32]-[.B33]" office:value-type="currency" office:currency="USD" office:value="107000" calcext:value-type="currency">
            <text:p>$107,000.00</text:p>
          </table:table-cell>
          <table:table-cell/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33]*0.04)/12" office:value-type="currency" office:currency="USD" office:value="356.666666666667" calcext:value-type="currency">
            <text:p>$356.67</text:p>
          </table:table-cell>
          <table:table-cell table:formula="of:=[.B34]" office:value-type="currency" office:currency="USD" office:value="750" calcext:value-type="currency">
            <text:p>$750.00</text:p>
          </table:table-cell>
          <table:table-cell table:formula="of:=[.E33]-[.B34]" office:value-type="currency" office:currency="USD" office:value="106250" calcext:value-type="currency">
            <text:p>$106,250.00</text:p>
          </table:table-cell>
          <table:table-cell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34]*0.04)/12" office:value-type="currency" office:currency="USD" office:value="354.166666666667" calcext:value-type="currency">
            <text:p>$354.17</text:p>
          </table:table-cell>
          <table:table-cell table:formula="of:=[.B35]" office:value-type="currency" office:currency="USD" office:value="750" calcext:value-type="currency">
            <text:p>$750.00</text:p>
          </table:table-cell>
          <table:table-cell table:formula="of:=[.E34]-[.B35]" office:value-type="currency" office:currency="USD" office:value="105500" calcext:value-type="currency">
            <text:p>$105,500.00</text:p>
          </table:table-cell>
          <table:table-cell/>
        </table:table-row>
        <table:table-row table:style-name="ro1">
          <table:table-cell office:value-type="date" office:date-value="2017-08-07" calcext:value-type="date">
            <text:p>08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35]*0.04)/12" office:value-type="currency" office:currency="USD" office:value="351.666666666667" calcext:value-type="currency">
            <text:p>$351.67</text:p>
          </table:table-cell>
          <table:table-cell table:formula="of:=[.B36]" office:value-type="currency" office:currency="USD" office:value="750" calcext:value-type="currency">
            <text:p>$750.00</text:p>
          </table:table-cell>
          <table:table-cell table:formula="of:=[.E35]-[.B36]" office:value-type="currency" office:currency="USD" office:value="104750" calcext:value-type="currency">
            <text:p>$104,750.00</text:p>
          </table:table-cell>
          <table:table-cell/>
        </table:table-row>
        <table:table-row table:style-name="ro1">
          <table:table-cell office:value-type="date" office:date-value="2017-09-07" calcext:value-type="date">
            <text:p>09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36]*0.04)/12" office:value-type="currency" office:currency="USD" office:value="349.166666666667" calcext:value-type="currency">
            <text:p>$349.17</text:p>
          </table:table-cell>
          <table:table-cell table:formula="of:=[.B37]" office:value-type="currency" office:currency="USD" office:value="750" calcext:value-type="currency">
            <text:p>$750.00</text:p>
          </table:table-cell>
          <table:table-cell table:formula="of:=[.E36]-[.B37]" office:value-type="currency" office:currency="USD" office:value="104000" calcext:value-type="currency">
            <text:p>$104,000.00</text:p>
          </table:table-cell>
          <table:table-cell/>
        </table:table-row>
        <table:table-row table:style-name="ro1">
          <table:table-cell office:value-type="date" office:date-value="2017-10-07" calcext:value-type="date">
            <text:p>10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37]*0.04)/12" office:value-type="currency" office:currency="USD" office:value="346.666666666667" calcext:value-type="currency">
            <text:p>$346.67</text:p>
          </table:table-cell>
          <table:table-cell table:formula="of:=[.B38]" office:value-type="currency" office:currency="USD" office:value="750" calcext:value-type="currency">
            <text:p>$750.00</text:p>
          </table:table-cell>
          <table:table-cell table:formula="of:=[.E37]-[.B38]" office:value-type="currency" office:currency="USD" office:value="103250" calcext:value-type="currency">
            <text:p>$103,250.00</text:p>
          </table:table-cell>
          <table:table-cell/>
        </table:table-row>
        <table:table-row table:style-name="ro1">
          <table:table-cell office:value-type="date" office:date-value="2017-11-07" calcext:value-type="date">
            <text:p>11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38]*0.04)/12" office:value-type="currency" office:currency="USD" office:value="344.166666666667" calcext:value-type="currency">
            <text:p>$344.17</text:p>
          </table:table-cell>
          <table:table-cell table:formula="of:=[.B39]" office:value-type="currency" office:currency="USD" office:value="750" calcext:value-type="currency">
            <text:p>$750.00</text:p>
          </table:table-cell>
          <table:table-cell table:formula="of:=[.E38]-[.B39]" office:value-type="currency" office:currency="USD" office:value="102500" calcext:value-type="currency">
            <text:p>$102,500.00</text:p>
          </table:table-cell>
          <table:table-cell/>
        </table:table-row>
        <table:table-row table:style-name="ro1">
          <table:table-cell office:value-type="date" office:date-value="2017-12-07" calcext:value-type="date">
            <text:p>12/07/17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39]*0.04)/12" office:value-type="currency" office:currency="USD" office:value="341.666666666667" calcext:value-type="currency">
            <text:p>$341.67</text:p>
          </table:table-cell>
          <table:table-cell table:formula="of:=[.B40]" office:value-type="currency" office:currency="USD" office:value="750" calcext:value-type="currency">
            <text:p>$750.00</text:p>
          </table:table-cell>
          <table:table-cell table:formula="of:=[.E39]-[.B40]" office:value-type="currency" office:currency="USD" office:value="101750" calcext:value-type="currency">
            <text:p>$101,750.00</text:p>
          </table:table-cell>
          <table:table-cell/>
        </table:table-row>
        <table:table-row table:style-name="ro1">
          <table:table-cell office:value-type="date" office:date-value="2018-01-07" calcext:value-type="date">
            <text:p>01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40]*0.04)/12" office:value-type="currency" office:currency="USD" office:value="339.166666666667" calcext:value-type="currency">
            <text:p>$339.17</text:p>
          </table:table-cell>
          <table:table-cell table:formula="of:=[.B41]" office:value-type="currency" office:currency="USD" office:value="750" calcext:value-type="currency">
            <text:p>$750.00</text:p>
          </table:table-cell>
          <table:table-cell table:formula="of:=[.E40]-[.B41]" office:value-type="currency" office:currency="USD" office:value="101000" calcext:value-type="currency">
            <text:p>$101,000.00</text:p>
          </table:table-cell>
          <table:table-cell/>
        </table:table-row>
        <table:table-row table:style-name="ro1">
          <table:table-cell office:value-type="date" office:date-value="2018-02-07" calcext:value-type="date">
            <text:p>02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41]*0.04)/12" office:value-type="currency" office:currency="USD" office:value="336.666666666667" calcext:value-type="currency">
            <text:p>$336.67</text:p>
          </table:table-cell>
          <table:table-cell table:formula="of:=[.B42]" office:value-type="currency" office:currency="USD" office:value="750" calcext:value-type="currency">
            <text:p>$750.00</text:p>
          </table:table-cell>
          <table:table-cell table:formula="of:=[.E41]-[.B42]" office:value-type="currency" office:currency="USD" office:value="100250" calcext:value-type="currency">
            <text:p>$100,250.00</text:p>
          </table:table-cell>
          <table:table-cell/>
        </table:table-row>
        <table:table-row table:style-name="ro1">
          <table:table-cell office:value-type="date" office:date-value="2018-03-07" calcext:value-type="date">
            <text:p>03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42]*0.04)/12" office:value-type="currency" office:currency="USD" office:value="334.166666666667" calcext:value-type="currency">
            <text:p>$334.17</text:p>
          </table:table-cell>
          <table:table-cell table:formula="of:=[.B43]" office:value-type="currency" office:currency="USD" office:value="750" calcext:value-type="currency">
            <text:p>$750.00</text:p>
          </table:table-cell>
          <table:table-cell table:formula="of:=[.E42]-[.B43]" office:value-type="currency" office:currency="USD" office:value="99500" calcext:value-type="currency">
            <text:p>$99,500.00</text:p>
          </table:table-cell>
          <table:table-cell/>
        </table:table-row>
        <table:table-row table:style-name="ro1">
          <table:table-cell office:value-type="date" office:date-value="2018-04-07" calcext:value-type="date">
            <text:p>04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43]*0.04)/12" office:value-type="currency" office:currency="USD" office:value="331.666666666667" calcext:value-type="currency">
            <text:p>$331.67</text:p>
          </table:table-cell>
          <table:table-cell table:formula="of:=[.B44]" office:value-type="currency" office:currency="USD" office:value="750" calcext:value-type="currency">
            <text:p>$750.00</text:p>
          </table:table-cell>
          <table:table-cell table:formula="of:=[.E43]-[.B44]" office:value-type="currency" office:currency="USD" office:value="98750" calcext:value-type="currency">
            <text:p>$98,750.00</text:p>
          </table:table-cell>
          <table:table-cell/>
        </table:table-row>
        <table:table-row table:style-name="ro1">
          <table:table-cell office:value-type="date" office:date-value="2018-05-07" calcext:value-type="date">
            <text:p>05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44]*0.04)/12" office:value-type="currency" office:currency="USD" office:value="329.166666666667" calcext:value-type="currency">
            <text:p>$329.17</text:p>
          </table:table-cell>
          <table:table-cell table:formula="of:=[.B45]" office:value-type="currency" office:currency="USD" office:value="750" calcext:value-type="currency">
            <text:p>$750.00</text:p>
          </table:table-cell>
          <table:table-cell table:formula="of:=[.E44]-[.B45]" office:value-type="currency" office:currency="USD" office:value="98000" calcext:value-type="currency">
            <text:p>$98,000.00</text:p>
          </table:table-cell>
          <table:table-cell/>
        </table:table-row>
        <table:table-row table:style-name="ro1">
          <table:table-cell office:value-type="date" office:date-value="2018-06-07" calcext:value-type="date">
            <text:p>06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45]*0.04)/12" office:value-type="currency" office:currency="USD" office:value="326.666666666667" calcext:value-type="currency">
            <text:p>$326.67</text:p>
          </table:table-cell>
          <table:table-cell table:formula="of:=[.B46]" office:value-type="currency" office:currency="USD" office:value="750" calcext:value-type="currency">
            <text:p>$750.00</text:p>
          </table:table-cell>
          <table:table-cell table:formula="of:=[.E45]-[.B46]" office:value-type="currency" office:currency="USD" office:value="97250" calcext:value-type="currency">
            <text:p>$97,250.00</text:p>
          </table:table-cell>
          <table:table-cell/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46]*0.04)/12" office:value-type="currency" office:currency="USD" office:value="324.166666666667" calcext:value-type="currency">
            <text:p>$324.17</text:p>
          </table:table-cell>
          <table:table-cell table:formula="of:=[.B47]" office:value-type="currency" office:currency="USD" office:value="750" calcext:value-type="currency">
            <text:p>$750.00</text:p>
          </table:table-cell>
          <table:table-cell table:formula="of:=[.E46]-[.B47]" office:value-type="currency" office:currency="USD" office:value="96500" calcext:value-type="currency">
            <text:p>$96,500.00</text:p>
          </table:table-cell>
          <table:table-cell/>
        </table:table-row>
        <table:table-row table:style-name="ro1">
          <table:table-cell office:value-type="date" office:date-value="2018-08-07" calcext:value-type="date">
            <text:p>08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47]*0.04)/12" office:value-type="currency" office:currency="USD" office:value="321.666666666667" calcext:value-type="currency">
            <text:p>$321.67</text:p>
          </table:table-cell>
          <table:table-cell table:formula="of:=[.B48]" office:value-type="currency" office:currency="USD" office:value="750" calcext:value-type="currency">
            <text:p>$750.00</text:p>
          </table:table-cell>
          <table:table-cell table:formula="of:=[.E47]-[.B48]" office:value-type="currency" office:currency="USD" office:value="95750" calcext:value-type="currency">
            <text:p>$95,750.00</text:p>
          </table:table-cell>
          <table:table-cell/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48]*0.04)/12" office:value-type="currency" office:currency="USD" office:value="319.166666666667" calcext:value-type="currency">
            <text:p>$319.17</text:p>
          </table:table-cell>
          <table:table-cell table:formula="of:=[.B49]" office:value-type="currency" office:currency="USD" office:value="750" calcext:value-type="currency">
            <text:p>$750.00</text:p>
          </table:table-cell>
          <table:table-cell table:formula="of:=[.E48]-[.B49]" office:value-type="currency" office:currency="USD" office:value="95000" calcext:value-type="currency">
            <text:p>$95,000.00</text:p>
          </table:table-cell>
          <table:table-cell/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49]*0.04)/12" office:value-type="currency" office:currency="USD" office:value="316.666666666667" calcext:value-type="currency">
            <text:p>$316.67</text:p>
          </table:table-cell>
          <table:table-cell table:formula="of:=[.B50]" office:value-type="currency" office:currency="USD" office:value="750" calcext:value-type="currency">
            <text:p>$750.00</text:p>
          </table:table-cell>
          <table:table-cell table:formula="of:=[.E49]-[.B50]" office:value-type="currency" office:currency="USD" office:value="94250" calcext:value-type="currency">
            <text:p>$94,250.00</text:p>
          </table:table-cell>
          <table:table-cell/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50]*0.04)/12" office:value-type="currency" office:currency="USD" office:value="314.166666666667" calcext:value-type="currency">
            <text:p>$314.17</text:p>
          </table:table-cell>
          <table:table-cell table:formula="of:=[.B51]" office:value-type="currency" office:currency="USD" office:value="750" calcext:value-type="currency">
            <text:p>$750.00</text:p>
          </table:table-cell>
          <table:table-cell table:formula="of:=[.E50]-[.B51]" office:value-type="currency" office:currency="USD" office:value="93500" calcext:value-type="currency">
            <text:p>$93,500.00</text:p>
          </table:table-cell>
          <table:table-cell/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51]*0.04)/12" office:value-type="currency" office:currency="USD" office:value="311.666666666667" calcext:value-type="currency">
            <text:p>$311.67</text:p>
          </table:table-cell>
          <table:table-cell table:formula="of:=[.B52]" office:value-type="currency" office:currency="USD" office:value="750" calcext:value-type="currency">
            <text:p>$750.00</text:p>
          </table:table-cell>
          <table:table-cell table:formula="of:=[.E51]-[.B52]" office:value-type="currency" office:currency="USD" office:value="92750" calcext:value-type="currency">
            <text:p>$92,750.00</text:p>
          </table:table-cell>
          <table:table-cell/>
        </table:table-row>
        <table:table-row table:style-name="ro1">
          <table:table-cell office:value-type="date" office:date-value="2019-01-07" calcext:value-type="date">
            <text:p>01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52]*0.04)/12" office:value-type="currency" office:currency="USD" office:value="309.166666666667" calcext:value-type="currency">
            <text:p>$309.17</text:p>
          </table:table-cell>
          <table:table-cell table:formula="of:=[.B53]" office:value-type="currency" office:currency="USD" office:value="750" calcext:value-type="currency">
            <text:p>$750.00</text:p>
          </table:table-cell>
          <table:table-cell table:formula="of:=[.E52]-[.B53]" office:value-type="currency" office:currency="USD" office:value="92000" calcext:value-type="currency">
            <text:p>$92,000.00</text:p>
          </table:table-cell>
          <table:table-cell/>
        </table:table-row>
        <table:table-row table:style-name="ro1">
          <table:table-cell office:value-type="date" office:date-value="2019-02-07" calcext:value-type="date">
            <text:p>02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53]*0.04)/12" office:value-type="currency" office:currency="USD" office:value="306.666666666667" calcext:value-type="currency">
            <text:p>$306.67</text:p>
          </table:table-cell>
          <table:table-cell table:formula="of:=[.B54]" office:value-type="currency" office:currency="USD" office:value="750" calcext:value-type="currency">
            <text:p>$750.00</text:p>
          </table:table-cell>
          <table:table-cell table:formula="of:=[.E53]-[.B54]" office:value-type="currency" office:currency="USD" office:value="91250" calcext:value-type="currency">
            <text:p>$91,250.00</text:p>
          </table:table-cell>
          <table:table-cell/>
        </table:table-row>
        <table:table-row table:style-name="ro1">
          <table:table-cell office:value-type="date" office:date-value="2019-03-07" calcext:value-type="date">
            <text:p>03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54]*0.04)/12" office:value-type="currency" office:currency="USD" office:value="304.166666666667" calcext:value-type="currency">
            <text:p>$304.17</text:p>
          </table:table-cell>
          <table:table-cell table:formula="of:=[.B55]" office:value-type="currency" office:currency="USD" office:value="750" calcext:value-type="currency">
            <text:p>$750.00</text:p>
          </table:table-cell>
          <table:table-cell table:formula="of:=[.E54]-[.B55]" office:value-type="currency" office:currency="USD" office:value="90500" calcext:value-type="currency">
            <text:p>$90,500.00</text:p>
          </table:table-cell>
          <table:table-cell/>
        </table:table-row>
        <table:table-row table:style-name="ro1">
          <table:table-cell office:value-type="date" office:date-value="2019-04-07" calcext:value-type="date">
            <text:p>04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55]*0.04)/12" office:value-type="currency" office:currency="USD" office:value="301.666666666667" calcext:value-type="currency">
            <text:p>$301.67</text:p>
          </table:table-cell>
          <table:table-cell table:formula="of:=[.B56]" office:value-type="currency" office:currency="USD" office:value="750" calcext:value-type="currency">
            <text:p>$750.00</text:p>
          </table:table-cell>
          <table:table-cell table:formula="of:=[.E55]-[.B56]" office:value-type="currency" office:currency="USD" office:value="89750" calcext:value-type="currency">
            <text:p>$89,750.00</text:p>
          </table:table-cell>
          <table:table-cell/>
        </table:table-row>
        <table:table-row table:style-name="ro1">
          <table:table-cell office:value-type="date" office:date-value="2019-05-07" calcext:value-type="date">
            <text:p>05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56]*0.04)/12" office:value-type="currency" office:currency="USD" office:value="299.166666666667" calcext:value-type="currency">
            <text:p>$299.17</text:p>
          </table:table-cell>
          <table:table-cell table:formula="of:=[.B57]" office:value-type="currency" office:currency="USD" office:value="750" calcext:value-type="currency">
            <text:p>$750.00</text:p>
          </table:table-cell>
          <table:table-cell table:formula="of:=[.E56]-[.B57]" office:value-type="currency" office:currency="USD" office:value="89000" calcext:value-type="currency">
            <text:p>$89,000.00</text:p>
          </table:table-cell>
          <table:table-cell/>
        </table:table-row>
        <table:table-row table:style-name="ro1">
          <table:table-cell office:value-type="date" office:date-value="2019-06-07" calcext:value-type="date">
            <text:p>06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57]*0.04)/12" office:value-type="currency" office:currency="USD" office:value="296.666666666667" calcext:value-type="currency">
            <text:p>$296.67</text:p>
          </table:table-cell>
          <table:table-cell table:formula="of:=[.B58]" office:value-type="currency" office:currency="USD" office:value="750" calcext:value-type="currency">
            <text:p>$750.00</text:p>
          </table:table-cell>
          <table:table-cell table:formula="of:=[.E57]-[.B58]" office:value-type="currency" office:currency="USD" office:value="88250" calcext:value-type="currency">
            <text:p>$88,250.00</text:p>
          </table:table-cell>
          <table:table-cell/>
        </table:table-row>
        <table:table-row table:style-name="ro1">
          <table:table-cell office:value-type="date" office:date-value="2019-07-07" calcext:value-type="date">
            <text:p>07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58]*0.04)/12" office:value-type="currency" office:currency="USD" office:value="294.166666666667" calcext:value-type="currency">
            <text:p>$294.17</text:p>
          </table:table-cell>
          <table:table-cell table:formula="of:=[.B59]" office:value-type="currency" office:currency="USD" office:value="750" calcext:value-type="currency">
            <text:p>$750.00</text:p>
          </table:table-cell>
          <table:table-cell table:formula="of:=[.E58]-[.B59]" office:value-type="currency" office:currency="USD" office:value="87500" calcext:value-type="currency">
            <text:p>$87,500.00</text:p>
          </table:table-cell>
          <table:table-cell/>
        </table:table-row>
        <table:table-row table:style-name="ro1">
          <table:table-cell office:value-type="date" office:date-value="2019-08-07" calcext:value-type="date">
            <text:p>08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59]*0.04)/12" office:value-type="currency" office:currency="USD" office:value="291.666666666667" calcext:value-type="currency">
            <text:p>$291.67</text:p>
          </table:table-cell>
          <table:table-cell table:formula="of:=[.B60]" office:value-type="currency" office:currency="USD" office:value="750" calcext:value-type="currency">
            <text:p>$750.00</text:p>
          </table:table-cell>
          <table:table-cell table:formula="of:=[.E59]-[.B60]" office:value-type="currency" office:currency="USD" office:value="86750" calcext:value-type="currency">
            <text:p>$86,750.00</text:p>
          </table:table-cell>
          <table:table-cell/>
        </table:table-row>
        <table:table-row table:style-name="ro1">
          <table:table-cell office:value-type="date" office:date-value="2019-09-07" calcext:value-type="date">
            <text:p>09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60]*0.04)/12" office:value-type="currency" office:currency="USD" office:value="289.166666666667" calcext:value-type="currency">
            <text:p>$289.17</text:p>
          </table:table-cell>
          <table:table-cell table:formula="of:=[.B61]" office:value-type="currency" office:currency="USD" office:value="750" calcext:value-type="currency">
            <text:p>$750.00</text:p>
          </table:table-cell>
          <table:table-cell table:formula="of:=[.E60]-[.B61]" office:value-type="currency" office:currency="USD" office:value="86000" calcext:value-type="currency">
            <text:p>$86,000.00</text:p>
          </table:table-cell>
          <table:table-cell/>
        </table:table-row>
        <table:table-row table:style-name="ro1">
          <table:table-cell office:value-type="date" office:date-value="2019-10-07" calcext:value-type="date">
            <text:p>10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61]*0.04)/12" office:value-type="currency" office:currency="USD" office:value="286.666666666667" calcext:value-type="currency">
            <text:p>$286.67</text:p>
          </table:table-cell>
          <table:table-cell table:formula="of:=[.B62]" office:value-type="currency" office:currency="USD" office:value="750" calcext:value-type="currency">
            <text:p>$750.00</text:p>
          </table:table-cell>
          <table:table-cell table:formula="of:=[.E61]-[.B62]" office:value-type="currency" office:currency="USD" office:value="85250" calcext:value-type="currency">
            <text:p>$85,250.00</text:p>
          </table:table-cell>
          <table:table-cell/>
        </table:table-row>
        <table:table-row table:style-name="ro1">
          <table:table-cell office:value-type="date" office:date-value="2019-11-07" calcext:value-type="date">
            <text:p>11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62]*0.04)/12" office:value-type="currency" office:currency="USD" office:value="284.166666666667" calcext:value-type="currency">
            <text:p>$284.17</text:p>
          </table:table-cell>
          <table:table-cell table:formula="of:=[.B63]" office:value-type="currency" office:currency="USD" office:value="750" calcext:value-type="currency">
            <text:p>$750.00</text:p>
          </table:table-cell>
          <table:table-cell table:formula="of:=[.E62]-[.B63]" office:value-type="currency" office:currency="USD" office:value="84500" calcext:value-type="currency">
            <text:p>$84,500.00</text:p>
          </table:table-cell>
          <table:table-cell/>
        </table:table-row>
        <table:table-row table:style-name="ro1">
          <table:table-cell office:value-type="date" office:date-value="2019-12-07" calcext:value-type="date">
            <text:p>12/07/19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63]*0.04)/12" office:value-type="currency" office:currency="USD" office:value="281.666666666667" calcext:value-type="currency">
            <text:p>$281.67</text:p>
          </table:table-cell>
          <table:table-cell table:formula="of:=[.B64]" office:value-type="currency" office:currency="USD" office:value="750" calcext:value-type="currency">
            <text:p>$750.00</text:p>
          </table:table-cell>
          <table:table-cell table:formula="of:=[.E63]-[.B64]" office:value-type="currency" office:currency="USD" office:value="83750" calcext:value-type="currency">
            <text:p>$83,750.00</text:p>
          </table:table-cell>
          <table:table-cell/>
        </table:table-row>
        <table:table-row table:style-name="ro1">
          <table:table-cell office:value-type="date" office:date-value="2020-01-07" calcext:value-type="date">
            <text:p>01/07/20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64]*0.04)/12" office:value-type="currency" office:currency="USD" office:value="279.166666666667" calcext:value-type="currency">
            <text:p>$279.17</text:p>
          </table:table-cell>
          <table:table-cell table:formula="of:=[.B65]" office:value-type="currency" office:currency="USD" office:value="750" calcext:value-type="currency">
            <text:p>$750.00</text:p>
          </table:table-cell>
          <table:table-cell table:formula="of:=[.E64]-[.B65]" office:value-type="currency" office:currency="USD" office:value="83000" calcext:value-type="currency">
            <text:p>$83,000.00</text:p>
          </table:table-cell>
          <table:table-cell/>
        </table:table-row>
        <table:table-row table:style-name="ro1">
          <table:table-cell office:value-type="date" office:date-value="2020-02-07" calcext:value-type="date">
            <text:p>02/07/20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65]*0.04)/12" office:value-type="currency" office:currency="USD" office:value="276.666666666667" calcext:value-type="currency">
            <text:p>$276.67</text:p>
          </table:table-cell>
          <table:table-cell table:formula="of:=[.B66]" office:value-type="currency" office:currency="USD" office:value="750" calcext:value-type="currency">
            <text:p>$750.00</text:p>
          </table:table-cell>
          <table:table-cell table:formula="of:=[.E65]-[.B66]" office:value-type="currency" office:currency="USD" office:value="82250" calcext:value-type="currency">
            <text:p>$82,250.00</text:p>
          </table:table-cell>
          <table:table-cell/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66]*0.04)/12" office:value-type="currency" office:currency="USD" office:value="274.166666666667" calcext:value-type="currency">
            <text:p>$274.17</text:p>
          </table:table-cell>
          <table:table-cell table:formula="of:=[.B67]" office:value-type="currency" office:currency="USD" office:value="750" calcext:value-type="currency">
            <text:p>$750.00</text:p>
          </table:table-cell>
          <table:table-cell table:formula="of:=[.E66]-[.B67]" office:value-type="currency" office:currency="USD" office:value="81500" calcext:value-type="currency">
            <text:p>$81,500.00</text:p>
          </table:table-cell>
          <table:table-cell/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67]*0.04)/12" office:value-type="currency" office:currency="USD" office:value="271.666666666667" calcext:value-type="currency">
            <text:p>$271.67</text:p>
          </table:table-cell>
          <table:table-cell table:formula="of:=[.B68]" office:value-type="currency" office:currency="USD" office:value="750" calcext:value-type="currency">
            <text:p>$750.00</text:p>
          </table:table-cell>
          <table:table-cell table:formula="of:=[.E67]-[.B68]" office:value-type="currency" office:currency="USD" office:value="80750" calcext:value-type="currency">
            <text:p>$80,750.00</text:p>
          </table:table-cell>
          <table:table-cell/>
        </table:table-row>
        <table:table-row table:style-name="ro1">
          <table:table-cell office:value-type="date" office:date-value="2020-05-07" calcext:value-type="date">
            <text:p>05/07/20</text:p>
          </table:table-cell>
          <table:table-cell office:value-type="currency" office:currency="USD" office:value="750" calcext:value-type="currency">
            <text:p>$750.00</text:p>
          </table:table-cell>
          <table:table-cell table:formula="of:=([.E68]*0.04)/12" office:value-type="currency" office:currency="USD" office:value="269.166666666667" calcext:value-type="currency">
            <text:p>$269.17</text:p>
          </table:table-cell>
          <table:table-cell table:formula="of:=[.B69]" office:value-type="currency" office:currency="USD" office:value="750" calcext:value-type="currency">
            <text:p>$750.00</text:p>
          </table:table-cell>
          <table:table-cell table:formula="of:=[.E68]-[.B69]" office:value-type="currency" office:currency="USD" office:value="80000" calcext:value-type="currency">
            <text:p>$80,000.00</text:p>
          </table:table-cell>
          <table:table-cell/>
        </table:table-row>
        <table:table-row table:style-name="ro1">
          <table:table-cell table:style-name="ce2" office:value-type="string" calcext:value-type="string">
            <text:p>Totals</text:p>
          </table:table-cell>
          <table:table-cell table:style-name="ce5" table:formula="of:=SUM([.B10:.B69])" office:value-type="currency" office:currency="USD" office:value="45000" calcext:value-type="currency">
            <text:p>$45,000.00</text:p>
          </table:table-cell>
          <table:table-cell table:style-name="ce5" table:formula="of:=SUM([.C10:.C69])" office:value-type="currency" office:currency="USD" office:value="20575" calcext:value-type="currency">
            <text:p>$20,575.00</text:p>
          </table:table-cell>
          <table:table-cell table:style-name="ce5" office:value-type="currency" office:currency="USD" office:value="45000" calcext:value-type="currency">
            <text:p>$45,000.0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Balance Due</text:p>
          </table:table-cell>
          <table:table-cell table:style-name="ce5" table:formula="of:=[.E69]+[.C70]" office:value-type="currency" office:currency="USD" office:value="100575" calcext:value-type="currency">
            <text:p>$100,575.00</text:p>
          </table:table-cell>
          <table:table-cell table:style-name="Default" table:number-columns-repeated="3"/>
          <table:table-cell/>
        </table:table-row>
      </table:table>
      <table:table table:name="5yr-20.3yr(ACTUAL)" table:style-name="ta1"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Loan Summary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Loan Amount:</text:p>
          </table:table-cell>
          <table:table-cell office:value-type="currency" office:currency="USD" office:value="125000" calcext:value-type="currency">
            <text:p>$125,000.00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Number of Payments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string" calcext:value-type="string">
            <text:p>Annual Interest Rate: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Periodic Payment:</text:p>
          </table:table-cell>
          <table:table-cell table:style-name="ce3" office:value-type="currency" office:currency="USD" office:value="750" calcext:value-type="currency">
            <text:p>$750.00</text:p>
          </table:table-cell>
        </table:table-row>
        <table:table-row table:style-name="ro1">
          <table:table-cell table:style-name="Default" office:value-type="string" calcext:value-type="string">
            <text:p>Loan Date:</text:p>
          </table:table-cell>
          <table:table-cell table:style-name="ce1" office:value-type="date" office:date-value="2015-05-07" calcext:value-type="date">
            <text:p>05/07/15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1st Payment Due:</text:p>
          </table:table-cell>
          <table:table-cell table:style-name="ce1" office:value-type="date" office:date-value="2015-06-07" calcext:value-type="date">
            <text:p>06/07/15</text:p>
          </table:table-cell>
        </table:table-row>
        <table:table-row table:style-name="ro1">
          <table:table-cell table:style-name="Default" office:value-type="string" calcext:value-type="string">
            <text:p>Payment Frequency:</text:p>
          </table:table-cell>
          <table:table-cell table:style-name="Default" office:value-type="string" calcext:value-type="string">
            <text:p>Monthly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Last Payment Due:</text:p>
          </table:table-cell>
          <table:table-cell table:style-name="ce1" office:value-type="date" office:date-value="2020-05-07" calcext:value-type="date">
            <text:p>05/07/20</text:p>
          </table:table-cell>
        </table:table-row>
        <table:table-row table:style-name="ro1">
          <table:table-cell table:style-name="Default" office:value-type="string" calcext:value-type="string">
            <text:p>Total Interest Due:</text:p>
          </table:table-cell>
          <table:table-cell office:value-type="currency" office:currency="USD" office:value="22900.32" calcext:value-type="currency">
            <text:p>$22,900.32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Total All Payments:</text:p>
          </table:table-cell>
          <table:table-cell table:style-name="ce3" office:value-type="currency" office:currency="USD" office:value="147900.32" calcext:value-type="currency">
            <text:p>$147,900.32</text:p>
          </table:table-cell>
        </table:table-row>
        <table:table-row table:style-name="ro1">
          <table:table-cell table:style-name="Default" office:value-type="string" calcext:value-type="string">
            <text:p>Payment Schedule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rincipal</text:p>
          </table:table-cell>
          <table:table-cell table:style-name="Default" office:value-type="string" calcext:value-type="string">
            <text:p>Balance</text:p>
          </table:table-cell>
          <table:table-cell/>
        </table:table-row>
        <table:table-row table:style-name="ro1">
          <table:table-cell office:value-type="date" office:date-value="2015-05-07" calcext:value-type="date">
            <text:p>05/07/15</text:p>
          </table:table-cell>
          <table:table-cell table:number-columns-repeated="3" office:value-type="currency" office:currency="USD" office:value="0" calcext:value-type="currency">
            <text:p>$0.00</text:p>
          </table:table-cell>
          <table:table-cell office:value-type="currency" office:currency="USD" office:value="125000" calcext:value-type="currency">
            <text:p>$125,000.00</text:p>
          </table:table-cell>
          <table:table-cell/>
        </table:table-row>
        <table:table-row table:style-name="ro1">
          <table:table-cell office:value-type="date" office:date-value="2015-06-07" calcext:value-type="date">
            <text:p>06/07/15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16.67" calcext:value-type="currency">
            <text:p>$416.67</text:p>
          </table:table-cell>
          <table:table-cell office:value-type="currency" office:currency="USD" office:value="333.33" calcext:value-type="currency">
            <text:p>$333.33</text:p>
          </table:table-cell>
          <table:table-cell office:value-type="currency" office:currency="USD" office:value="124666.67" calcext:value-type="currency">
            <text:p>$124,666.67</text:p>
          </table:table-cell>
          <table:table-cell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15.56" calcext:value-type="currency">
            <text:p>$415.56</text:p>
          </table:table-cell>
          <table:table-cell office:value-type="currency" office:currency="USD" office:value="334.44" calcext:value-type="currency">
            <text:p>$334.44</text:p>
          </table:table-cell>
          <table:table-cell office:value-type="currency" office:currency="USD" office:value="124332.23" calcext:value-type="currency">
            <text:p>$124,332.23</text:p>
          </table:table-cell>
          <table:table-cell/>
        </table:table-row>
        <table:table-row table:style-name="ro1">
          <table:table-cell office:value-type="date" office:date-value="2015-08-07" calcext:value-type="date">
            <text:p>08/07/15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14.44" calcext:value-type="currency">
            <text:p>$414.44</text:p>
          </table:table-cell>
          <table:table-cell office:value-type="currency" office:currency="USD" office:value="335.56" calcext:value-type="currency">
            <text:p>$335.56</text:p>
          </table:table-cell>
          <table:table-cell office:value-type="currency" office:currency="USD" office:value="123996.67" calcext:value-type="currency">
            <text:p>$123,996.67</text:p>
          </table:table-cell>
          <table:table-cell/>
        </table:table-row>
        <table:table-row table:style-name="ro1">
          <table:table-cell office:value-type="date" office:date-value="2015-09-07" calcext:value-type="date">
            <text:p>09/07/15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13.32" calcext:value-type="currency">
            <text:p>$413.32</text:p>
          </table:table-cell>
          <table:table-cell office:value-type="currency" office:currency="USD" office:value="336.68" calcext:value-type="currency">
            <text:p>$336.68</text:p>
          </table:table-cell>
          <table:table-cell office:value-type="currency" office:currency="USD" office:value="123659.99" calcext:value-type="currency">
            <text:p>$123,659.99</text:p>
          </table:table-cell>
          <table:table-cell/>
        </table:table-row>
        <table:table-row table:style-name="ro1">
          <table:table-cell office:value-type="date" office:date-value="2015-10-07" calcext:value-type="date">
            <text:p>10/07/15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12.2" calcext:value-type="currency">
            <text:p>$412.20</text:p>
          </table:table-cell>
          <table:table-cell office:value-type="currency" office:currency="USD" office:value="337.8" calcext:value-type="currency">
            <text:p>$337.80</text:p>
          </table:table-cell>
          <table:table-cell office:value-type="currency" office:currency="USD" office:value="123322.19" calcext:value-type="currency">
            <text:p>$123,322.19</text:p>
          </table:table-cell>
          <table:table-cell/>
        </table:table-row>
        <table:table-row table:style-name="ro1">
          <table:table-cell office:value-type="date" office:date-value="2015-11-07" calcext:value-type="date">
            <text:p>11/07/15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11.07" calcext:value-type="currency">
            <text:p>$411.07</text:p>
          </table:table-cell>
          <table:table-cell office:value-type="currency" office:currency="USD" office:value="338.93" calcext:value-type="currency">
            <text:p>$338.93</text:p>
          </table:table-cell>
          <table:table-cell office:value-type="currency" office:currency="USD" office:value="122983.26" calcext:value-type="currency">
            <text:p>$122,983.26</text:p>
          </table:table-cell>
          <table:table-cell/>
        </table:table-row>
        <table:table-row table:style-name="ro1">
          <table:table-cell office:value-type="date" office:date-value="2015-12-07" calcext:value-type="date">
            <text:p>12/07/15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09.94" calcext:value-type="currency">
            <text:p>$409.94</text:p>
          </table:table-cell>
          <table:table-cell office:value-type="currency" office:currency="USD" office:value="340.06" calcext:value-type="currency">
            <text:p>$340.06</text:p>
          </table:table-cell>
          <table:table-cell office:value-type="currency" office:currency="USD" office:value="122643.2" calcext:value-type="currency">
            <text:p>$122,643.20</text:p>
          </table:table-cell>
          <table:table-cell/>
        </table:table-row>
        <table:table-row table:style-name="ro1">
          <table:table-cell office:value-type="date" office:date-value="2016-01-07" calcext:value-type="date">
            <text:p>01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08.81" calcext:value-type="currency">
            <text:p>$408.81</text:p>
          </table:table-cell>
          <table:table-cell office:value-type="currency" office:currency="USD" office:value="341.19" calcext:value-type="currency">
            <text:p>$341.19</text:p>
          </table:table-cell>
          <table:table-cell office:value-type="currency" office:currency="USD" office:value="122302.01" calcext:value-type="currency">
            <text:p>$122,302.01</text:p>
          </table:table-cell>
          <table:table-cell/>
        </table:table-row>
        <table:table-row table:style-name="ro1">
          <table:table-cell office:value-type="date" office:date-value="2016-02-07" calcext:value-type="date">
            <text:p>02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07.67" calcext:value-type="currency">
            <text:p>$407.67</text:p>
          </table:table-cell>
          <table:table-cell office:value-type="currency" office:currency="USD" office:value="342.33" calcext:value-type="currency">
            <text:p>$342.33</text:p>
          </table:table-cell>
          <table:table-cell office:value-type="currency" office:currency="USD" office:value="121959.68" calcext:value-type="currency">
            <text:p>$121,959.68</text:p>
          </table:table-cell>
          <table:table-cell/>
        </table:table-row>
        <table:table-row table:style-name="ro1">
          <table:table-cell office:value-type="date" office:date-value="2016-03-07" calcext:value-type="date">
            <text:p>03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06.53" calcext:value-type="currency">
            <text:p>$406.53</text:p>
          </table:table-cell>
          <table:table-cell office:value-type="currency" office:currency="USD" office:value="343.47" calcext:value-type="currency">
            <text:p>$343.47</text:p>
          </table:table-cell>
          <table:table-cell office:value-type="currency" office:currency="USD" office:value="121616.21" calcext:value-type="currency">
            <text:p>$121,616.21</text:p>
          </table:table-cell>
          <table:table-cell/>
        </table:table-row>
        <table:table-row table:style-name="ro1">
          <table:table-cell office:value-type="date" office:date-value="2016-04-07" calcext:value-type="date">
            <text:p>04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05.39" calcext:value-type="currency">
            <text:p>$405.39</text:p>
          </table:table-cell>
          <table:table-cell office:value-type="currency" office:currency="USD" office:value="344.61" calcext:value-type="currency">
            <text:p>$344.61</text:p>
          </table:table-cell>
          <table:table-cell office:value-type="currency" office:currency="USD" office:value="121271.6" calcext:value-type="currency">
            <text:p>$121,271.60</text:p>
          </table:table-cell>
          <table:table-cell/>
        </table:table-row>
        <table:table-row table:style-name="ro1">
          <table:table-cell office:value-type="date" office:date-value="2016-05-07" calcext:value-type="date">
            <text:p>05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04.24" calcext:value-type="currency">
            <text:p>$404.24</text:p>
          </table:table-cell>
          <table:table-cell office:value-type="currency" office:currency="USD" office:value="345.76" calcext:value-type="currency">
            <text:p>$345.76</text:p>
          </table:table-cell>
          <table:table-cell office:value-type="currency" office:currency="USD" office:value="120925.84" calcext:value-type="currency">
            <text:p>$120,925.84</text:p>
          </table:table-cell>
          <table:table-cell/>
        </table:table-row>
        <table:table-row table:style-name="ro1">
          <table:table-cell office:value-type="date" office:date-value="2016-06-07" calcext:value-type="date">
            <text:p>06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03.09" calcext:value-type="currency">
            <text:p>$403.09</text:p>
          </table:table-cell>
          <table:table-cell office:value-type="currency" office:currency="USD" office:value="346.91" calcext:value-type="currency">
            <text:p>$346.91</text:p>
          </table:table-cell>
          <table:table-cell office:value-type="currency" office:currency="USD" office:value="120578.93" calcext:value-type="currency">
            <text:p>$120,578.93</text:p>
          </table:table-cell>
          <table:table-cell/>
        </table:table-row>
        <table:table-row table:style-name="ro1">
          <table:table-cell office:value-type="date" office:date-value="2016-07-07" calcext:value-type="date">
            <text:p>07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01.93" calcext:value-type="currency">
            <text:p>$401.93</text:p>
          </table:table-cell>
          <table:table-cell office:value-type="currency" office:currency="USD" office:value="348.07" calcext:value-type="currency">
            <text:p>$348.07</text:p>
          </table:table-cell>
          <table:table-cell office:value-type="currency" office:currency="USD" office:value="120230.86" calcext:value-type="currency">
            <text:p>$120,230.86</text:p>
          </table:table-cell>
          <table:table-cell/>
        </table:table-row>
        <table:table-row table:style-name="ro1">
          <table:table-cell office:value-type="date" office:date-value="2016-08-07" calcext:value-type="date">
            <text:p>08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400.77" calcext:value-type="currency">
            <text:p>$400.77</text:p>
          </table:table-cell>
          <table:table-cell office:value-type="currency" office:currency="USD" office:value="349.23" calcext:value-type="currency">
            <text:p>$349.23</text:p>
          </table:table-cell>
          <table:table-cell office:value-type="currency" office:currency="USD" office:value="119881.63" calcext:value-type="currency">
            <text:p>$119,881.63</text:p>
          </table:table-cell>
          <table:table-cell/>
        </table:table-row>
        <table:table-row table:style-name="ro1">
          <table:table-cell office:value-type="date" office:date-value="2016-09-07" calcext:value-type="date">
            <text:p>09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99.61" calcext:value-type="currency">
            <text:p>$399.61</text:p>
          </table:table-cell>
          <table:table-cell office:value-type="currency" office:currency="USD" office:value="350.39" calcext:value-type="currency">
            <text:p>$350.39</text:p>
          </table:table-cell>
          <table:table-cell office:value-type="currency" office:currency="USD" office:value="119531.24" calcext:value-type="currency">
            <text:p>$119,531.24</text:p>
          </table:table-cell>
          <table:table-cell/>
        </table:table-row>
        <table:table-row table:style-name="ro1">
          <table:table-cell office:value-type="date" office:date-value="2016-10-07" calcext:value-type="date">
            <text:p>10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98.44" calcext:value-type="currency">
            <text:p>$398.44</text:p>
          </table:table-cell>
          <table:table-cell office:value-type="currency" office:currency="USD" office:value="351.56" calcext:value-type="currency">
            <text:p>$351.56</text:p>
          </table:table-cell>
          <table:table-cell office:value-type="currency" office:currency="USD" office:value="119179.68" calcext:value-type="currency">
            <text:p>$119,179.68</text:p>
          </table:table-cell>
          <table:table-cell/>
        </table:table-row>
        <table:table-row table:style-name="ro1">
          <table:table-cell office:value-type="date" office:date-value="2016-11-07" calcext:value-type="date">
            <text:p>11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97.27" calcext:value-type="currency">
            <text:p>$397.27</text:p>
          </table:table-cell>
          <table:table-cell office:value-type="currency" office:currency="USD" office:value="352.73" calcext:value-type="currency">
            <text:p>$352.73</text:p>
          </table:table-cell>
          <table:table-cell office:value-type="currency" office:currency="USD" office:value="118826.95" calcext:value-type="currency">
            <text:p>$118,826.95</text:p>
          </table:table-cell>
          <table:table-cell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96.09" calcext:value-type="currency">
            <text:p>$396.09</text:p>
          </table:table-cell>
          <table:table-cell office:value-type="currency" office:currency="USD" office:value="353.91" calcext:value-type="currency">
            <text:p>$353.91</text:p>
          </table:table-cell>
          <table:table-cell office:value-type="currency" office:currency="USD" office:value="118473.04" calcext:value-type="currency">
            <text:p>$118,473.04</text:p>
          </table:table-cell>
          <table:table-cell/>
        </table:table-row>
        <table:table-row table:style-name="ro1">
          <table:table-cell office:value-type="date" office:date-value="2017-01-07" calcext:value-type="date">
            <text:p>01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94.91" calcext:value-type="currency">
            <text:p>$394.91</text:p>
          </table:table-cell>
          <table:table-cell office:value-type="currency" office:currency="USD" office:value="355.09" calcext:value-type="currency">
            <text:p>$355.09</text:p>
          </table:table-cell>
          <table:table-cell office:value-type="currency" office:currency="USD" office:value="118117.95" calcext:value-type="currency">
            <text:p>$118,117.95</text:p>
          </table:table-cell>
          <table:table-cell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93.73" calcext:value-type="currency">
            <text:p>$393.73</text:p>
          </table:table-cell>
          <table:table-cell office:value-type="currency" office:currency="USD" office:value="356.27" calcext:value-type="currency">
            <text:p>$356.27</text:p>
          </table:table-cell>
          <table:table-cell office:value-type="currency" office:currency="USD" office:value="117761.68" calcext:value-type="currency">
            <text:p>$117,761.68</text:p>
          </table:table-cell>
          <table:table-cell/>
        </table:table-row>
        <table:table-row table:style-name="ro1">
          <table:table-cell office:value-type="date" office:date-value="2017-03-07" calcext:value-type="date">
            <text:p>03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92.54" calcext:value-type="currency">
            <text:p>$392.54</text:p>
          </table:table-cell>
          <table:table-cell office:value-type="currency" office:currency="USD" office:value="357.46" calcext:value-type="currency">
            <text:p>$357.46</text:p>
          </table:table-cell>
          <table:table-cell office:value-type="currency" office:currency="USD" office:value="117404.22" calcext:value-type="currency">
            <text:p>$117,404.22</text:p>
          </table:table-cell>
          <table:table-cell/>
        </table:table-row>
        <table:table-row table:style-name="ro1">
          <table:table-cell office:value-type="date" office:date-value="2017-04-07" calcext:value-type="date">
            <text:p>04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91.35" calcext:value-type="currency">
            <text:p>$391.35</text:p>
          </table:table-cell>
          <table:table-cell office:value-type="currency" office:currency="USD" office:value="358.65" calcext:value-type="currency">
            <text:p>$358.65</text:p>
          </table:table-cell>
          <table:table-cell office:value-type="currency" office:currency="USD" office:value="117045.57" calcext:value-type="currency">
            <text:p>$117,045.57</text:p>
          </table:table-cell>
          <table:table-cell/>
        </table:table-row>
        <table:table-row table:style-name="ro1">
          <table:table-cell office:value-type="date" office:date-value="2017-05-07" calcext:value-type="date">
            <text:p>05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90.15" calcext:value-type="currency">
            <text:p>$390.15</text:p>
          </table:table-cell>
          <table:table-cell office:value-type="currency" office:currency="USD" office:value="359.85" calcext:value-type="currency">
            <text:p>$359.85</text:p>
          </table:table-cell>
          <table:table-cell office:value-type="currency" office:currency="USD" office:value="116685.72" calcext:value-type="currency">
            <text:p>$116,685.72</text:p>
          </table:table-cell>
          <table:table-cell/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88.95" calcext:value-type="currency">
            <text:p>$388.95</text:p>
          </table:table-cell>
          <table:table-cell office:value-type="currency" office:currency="USD" office:value="361.05" calcext:value-type="currency">
            <text:p>$361.05</text:p>
          </table:table-cell>
          <table:table-cell office:value-type="currency" office:currency="USD" office:value="116324.67" calcext:value-type="currency">
            <text:p>$116,324.67</text:p>
          </table:table-cell>
          <table:table-cell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87.75" calcext:value-type="currency">
            <text:p>$387.75</text:p>
          </table:table-cell>
          <table:table-cell office:value-type="currency" office:currency="USD" office:value="362.25" calcext:value-type="currency">
            <text:p>$362.25</text:p>
          </table:table-cell>
          <table:table-cell office:value-type="currency" office:currency="USD" office:value="115962.42" calcext:value-type="currency">
            <text:p>$115,962.42</text:p>
          </table:table-cell>
          <table:table-cell/>
        </table:table-row>
        <table:table-row table:style-name="ro1">
          <table:table-cell office:value-type="date" office:date-value="2017-08-07" calcext:value-type="date">
            <text:p>08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86.54" calcext:value-type="currency">
            <text:p>$386.54</text:p>
          </table:table-cell>
          <table:table-cell office:value-type="currency" office:currency="USD" office:value="363.46" calcext:value-type="currency">
            <text:p>$363.46</text:p>
          </table:table-cell>
          <table:table-cell office:value-type="currency" office:currency="USD" office:value="115598.96" calcext:value-type="currency">
            <text:p>$115,598.96</text:p>
          </table:table-cell>
          <table:table-cell/>
        </table:table-row>
        <table:table-row table:style-name="ro1">
          <table:table-cell office:value-type="date" office:date-value="2017-09-07" calcext:value-type="date">
            <text:p>09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85.33" calcext:value-type="currency">
            <text:p>$385.33</text:p>
          </table:table-cell>
          <table:table-cell office:value-type="currency" office:currency="USD" office:value="364.67" calcext:value-type="currency">
            <text:p>$364.67</text:p>
          </table:table-cell>
          <table:table-cell office:value-type="currency" office:currency="USD" office:value="115234.29" calcext:value-type="currency">
            <text:p>$115,234.29</text:p>
          </table:table-cell>
          <table:table-cell/>
        </table:table-row>
        <table:table-row table:style-name="ro1">
          <table:table-cell office:value-type="date" office:date-value="2017-10-07" calcext:value-type="date">
            <text:p>10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84.11" calcext:value-type="currency">
            <text:p>$384.11</text:p>
          </table:table-cell>
          <table:table-cell office:value-type="currency" office:currency="USD" office:value="365.89" calcext:value-type="currency">
            <text:p>$365.89</text:p>
          </table:table-cell>
          <table:table-cell office:value-type="currency" office:currency="USD" office:value="114868.4" calcext:value-type="currency">
            <text:p>$114,868.40</text:p>
          </table:table-cell>
          <table:table-cell/>
        </table:table-row>
        <table:table-row table:style-name="ro1">
          <table:table-cell office:value-type="date" office:date-value="2017-11-07" calcext:value-type="date">
            <text:p>11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82.89" calcext:value-type="currency">
            <text:p>$382.89</text:p>
          </table:table-cell>
          <table:table-cell office:value-type="currency" office:currency="USD" office:value="367.11" calcext:value-type="currency">
            <text:p>$367.11</text:p>
          </table:table-cell>
          <table:table-cell office:value-type="currency" office:currency="USD" office:value="114501.29" calcext:value-type="currency">
            <text:p>$114,501.29</text:p>
          </table:table-cell>
          <table:table-cell/>
        </table:table-row>
        <table:table-row table:style-name="ro1">
          <table:table-cell office:value-type="date" office:date-value="2017-12-07" calcext:value-type="date">
            <text:p>12/07/17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81.67" calcext:value-type="currency">
            <text:p>$381.67</text:p>
          </table:table-cell>
          <table:table-cell office:value-type="currency" office:currency="USD" office:value="368.33" calcext:value-type="currency">
            <text:p>$368.33</text:p>
          </table:table-cell>
          <table:table-cell office:value-type="currency" office:currency="USD" office:value="114132.96" calcext:value-type="currency">
            <text:p>$114,132.96</text:p>
          </table:table-cell>
          <table:table-cell/>
        </table:table-row>
        <table:table-row table:style-name="ro1">
          <table:table-cell office:value-type="date" office:date-value="2018-01-07" calcext:value-type="date">
            <text:p>01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80.44" calcext:value-type="currency">
            <text:p>$380.44</text:p>
          </table:table-cell>
          <table:table-cell office:value-type="currency" office:currency="USD" office:value="369.56" calcext:value-type="currency">
            <text:p>$369.56</text:p>
          </table:table-cell>
          <table:table-cell office:value-type="currency" office:currency="USD" office:value="113763.4" calcext:value-type="currency">
            <text:p>$113,763.40</text:p>
          </table:table-cell>
          <table:table-cell/>
        </table:table-row>
        <table:table-row table:style-name="ro1">
          <table:table-cell office:value-type="date" office:date-value="2018-02-07" calcext:value-type="date">
            <text:p>02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79.21" calcext:value-type="currency">
            <text:p>$379.21</text:p>
          </table:table-cell>
          <table:table-cell office:value-type="currency" office:currency="USD" office:value="370.79" calcext:value-type="currency">
            <text:p>$370.79</text:p>
          </table:table-cell>
          <table:table-cell office:value-type="currency" office:currency="USD" office:value="113392.61" calcext:value-type="currency">
            <text:p>$113,392.61</text:p>
          </table:table-cell>
          <table:table-cell/>
        </table:table-row>
        <table:table-row table:style-name="ro1">
          <table:table-cell office:value-type="date" office:date-value="2018-03-07" calcext:value-type="date">
            <text:p>03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77.98" calcext:value-type="currency">
            <text:p>$377.98</text:p>
          </table:table-cell>
          <table:table-cell office:value-type="currency" office:currency="USD" office:value="372.02" calcext:value-type="currency">
            <text:p>$372.02</text:p>
          </table:table-cell>
          <table:table-cell office:value-type="currency" office:currency="USD" office:value="113020.59" calcext:value-type="currency">
            <text:p>$113,020.59</text:p>
          </table:table-cell>
          <table:table-cell/>
        </table:table-row>
        <table:table-row table:style-name="ro1">
          <table:table-cell office:value-type="date" office:date-value="2018-04-07" calcext:value-type="date">
            <text:p>04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76.74" calcext:value-type="currency">
            <text:p>$376.74</text:p>
          </table:table-cell>
          <table:table-cell office:value-type="currency" office:currency="USD" office:value="373.26" calcext:value-type="currency">
            <text:p>$373.26</text:p>
          </table:table-cell>
          <table:table-cell office:value-type="currency" office:currency="USD" office:value="112647.33" calcext:value-type="currency">
            <text:p>$112,647.33</text:p>
          </table:table-cell>
          <table:table-cell/>
        </table:table-row>
        <table:table-row table:style-name="ro1">
          <table:table-cell office:value-type="date" office:date-value="2018-05-07" calcext:value-type="date">
            <text:p>05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75.49" calcext:value-type="currency">
            <text:p>$375.49</text:p>
          </table:table-cell>
          <table:table-cell office:value-type="currency" office:currency="USD" office:value="374.51" calcext:value-type="currency">
            <text:p>$374.51</text:p>
          </table:table-cell>
          <table:table-cell office:value-type="currency" office:currency="USD" office:value="112272.82" calcext:value-type="currency">
            <text:p>$112,272.82</text:p>
          </table:table-cell>
          <table:table-cell/>
        </table:table-row>
        <table:table-row table:style-name="ro1">
          <table:table-cell office:value-type="date" office:date-value="2018-06-07" calcext:value-type="date">
            <text:p>06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74.24" calcext:value-type="currency">
            <text:p>$374.24</text:p>
          </table:table-cell>
          <table:table-cell office:value-type="currency" office:currency="USD" office:value="375.76" calcext:value-type="currency">
            <text:p>$375.76</text:p>
          </table:table-cell>
          <table:table-cell office:value-type="currency" office:currency="USD" office:value="111897.06" calcext:value-type="currency">
            <text:p>$111,897.06</text:p>
          </table:table-cell>
          <table:table-cell/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72.99" calcext:value-type="currency">
            <text:p>$372.99</text:p>
          </table:table-cell>
          <table:table-cell office:value-type="currency" office:currency="USD" office:value="377.01" calcext:value-type="currency">
            <text:p>$377.01</text:p>
          </table:table-cell>
          <table:table-cell office:value-type="currency" office:currency="USD" office:value="111520.05" calcext:value-type="currency">
            <text:p>$111,520.05</text:p>
          </table:table-cell>
          <table:table-cell/>
        </table:table-row>
        <table:table-row table:style-name="ro1">
          <table:table-cell office:value-type="date" office:date-value="2018-08-07" calcext:value-type="date">
            <text:p>08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71.73" calcext:value-type="currency">
            <text:p>$371.73</text:p>
          </table:table-cell>
          <table:table-cell office:value-type="currency" office:currency="USD" office:value="378.27" calcext:value-type="currency">
            <text:p>$378.27</text:p>
          </table:table-cell>
          <table:table-cell office:value-type="currency" office:currency="USD" office:value="111141.78" calcext:value-type="currency">
            <text:p>$111,141.78</text:p>
          </table:table-cell>
          <table:table-cell/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70.47" calcext:value-type="currency">
            <text:p>$370.47</text:p>
          </table:table-cell>
          <table:table-cell office:value-type="currency" office:currency="USD" office:value="379.53" calcext:value-type="currency">
            <text:p>$379.53</text:p>
          </table:table-cell>
          <table:table-cell office:value-type="currency" office:currency="USD" office:value="110762.25" calcext:value-type="currency">
            <text:p>$110,762.25</text:p>
          </table:table-cell>
          <table:table-cell/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69.21" calcext:value-type="currency">
            <text:p>$369.21</text:p>
          </table:table-cell>
          <table:table-cell office:value-type="currency" office:currency="USD" office:value="380.79" calcext:value-type="currency">
            <text:p>$380.79</text:p>
          </table:table-cell>
          <table:table-cell office:value-type="currency" office:currency="USD" office:value="110381.46" calcext:value-type="currency">
            <text:p>$110,381.46</text:p>
          </table:table-cell>
          <table:table-cell/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67.94" calcext:value-type="currency">
            <text:p>$367.94</text:p>
          </table:table-cell>
          <table:table-cell office:value-type="currency" office:currency="USD" office:value="382.06" calcext:value-type="currency">
            <text:p>$382.06</text:p>
          </table:table-cell>
          <table:table-cell office:value-type="currency" office:currency="USD" office:value="109999.4" calcext:value-type="currency">
            <text:p>$109,999.40</text:p>
          </table:table-cell>
          <table:table-cell/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66.66" calcext:value-type="currency">
            <text:p>$366.66</text:p>
          </table:table-cell>
          <table:table-cell office:value-type="currency" office:currency="USD" office:value="383.34" calcext:value-type="currency">
            <text:p>$383.34</text:p>
          </table:table-cell>
          <table:table-cell office:value-type="currency" office:currency="USD" office:value="109616.06" calcext:value-type="currency">
            <text:p>$109,616.06</text:p>
          </table:table-cell>
          <table:table-cell/>
        </table:table-row>
        <table:table-row table:style-name="ro1">
          <table:table-cell office:value-type="date" office:date-value="2019-01-07" calcext:value-type="date">
            <text:p>01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65.39" calcext:value-type="currency">
            <text:p>$365.39</text:p>
          </table:table-cell>
          <table:table-cell office:value-type="currency" office:currency="USD" office:value="384.61" calcext:value-type="currency">
            <text:p>$384.61</text:p>
          </table:table-cell>
          <table:table-cell office:value-type="currency" office:currency="USD" office:value="109231.45" calcext:value-type="currency">
            <text:p>$109,231.45</text:p>
          </table:table-cell>
          <table:table-cell/>
        </table:table-row>
        <table:table-row table:style-name="ro1">
          <table:table-cell office:value-type="date" office:date-value="2019-02-07" calcext:value-type="date">
            <text:p>02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64.1" calcext:value-type="currency">
            <text:p>$364.10</text:p>
          </table:table-cell>
          <table:table-cell office:value-type="currency" office:currency="USD" office:value="385.9" calcext:value-type="currency">
            <text:p>$385.90</text:p>
          </table:table-cell>
          <table:table-cell office:value-type="currency" office:currency="USD" office:value="108845.55" calcext:value-type="currency">
            <text:p>$108,845.55</text:p>
          </table:table-cell>
          <table:table-cell/>
        </table:table-row>
        <table:table-row table:style-name="ro1">
          <table:table-cell office:value-type="date" office:date-value="2019-03-07" calcext:value-type="date">
            <text:p>03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62.82" calcext:value-type="currency">
            <text:p>$362.82</text:p>
          </table:table-cell>
          <table:table-cell office:value-type="currency" office:currency="USD" office:value="387.18" calcext:value-type="currency">
            <text:p>$387.18</text:p>
          </table:table-cell>
          <table:table-cell office:value-type="currency" office:currency="USD" office:value="108458.37" calcext:value-type="currency">
            <text:p>$108,458.37</text:p>
          </table:table-cell>
          <table:table-cell/>
        </table:table-row>
        <table:table-row table:style-name="ro1">
          <table:table-cell office:value-type="date" office:date-value="2019-04-07" calcext:value-type="date">
            <text:p>04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61.53" calcext:value-type="currency">
            <text:p>$361.53</text:p>
          </table:table-cell>
          <table:table-cell office:value-type="currency" office:currency="USD" office:value="388.47" calcext:value-type="currency">
            <text:p>$388.47</text:p>
          </table:table-cell>
          <table:table-cell office:value-type="currency" office:currency="USD" office:value="108069.9" calcext:value-type="currency">
            <text:p>$108,069.90</text:p>
          </table:table-cell>
          <table:table-cell/>
        </table:table-row>
        <table:table-row table:style-name="ro1">
          <table:table-cell office:value-type="date" office:date-value="2019-05-07" calcext:value-type="date">
            <text:p>05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60.23" calcext:value-type="currency">
            <text:p>$360.23</text:p>
          </table:table-cell>
          <table:table-cell office:value-type="currency" office:currency="USD" office:value="389.77" calcext:value-type="currency">
            <text:p>$389.77</text:p>
          </table:table-cell>
          <table:table-cell office:value-type="currency" office:currency="USD" office:value="107680.13" calcext:value-type="currency">
            <text:p>$107,680.13</text:p>
          </table:table-cell>
          <table:table-cell/>
        </table:table-row>
        <table:table-row table:style-name="ro1">
          <table:table-cell office:value-type="date" office:date-value="2019-06-07" calcext:value-type="date">
            <text:p>06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58.93" calcext:value-type="currency">
            <text:p>$358.93</text:p>
          </table:table-cell>
          <table:table-cell office:value-type="currency" office:currency="USD" office:value="391.07" calcext:value-type="currency">
            <text:p>$391.07</text:p>
          </table:table-cell>
          <table:table-cell office:value-type="currency" office:currency="USD" office:value="107289.06" calcext:value-type="currency">
            <text:p>$107,289.06</text:p>
          </table:table-cell>
          <table:table-cell/>
        </table:table-row>
        <table:table-row table:style-name="ro1">
          <table:table-cell office:value-type="date" office:date-value="2019-07-07" calcext:value-type="date">
            <text:p>07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57.63" calcext:value-type="currency">
            <text:p>$357.63</text:p>
          </table:table-cell>
          <table:table-cell office:value-type="currency" office:currency="USD" office:value="392.37" calcext:value-type="currency">
            <text:p>$392.37</text:p>
          </table:table-cell>
          <table:table-cell office:value-type="currency" office:currency="USD" office:value="106896.69" calcext:value-type="currency">
            <text:p>$106,896.69</text:p>
          </table:table-cell>
          <table:table-cell/>
        </table:table-row>
        <table:table-row table:style-name="ro1">
          <table:table-cell office:value-type="date" office:date-value="2019-08-07" calcext:value-type="date">
            <text:p>08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56.32" calcext:value-type="currency">
            <text:p>$356.32</text:p>
          </table:table-cell>
          <table:table-cell office:value-type="currency" office:currency="USD" office:value="393.68" calcext:value-type="currency">
            <text:p>$393.68</text:p>
          </table:table-cell>
          <table:table-cell office:value-type="currency" office:currency="USD" office:value="106503.01" calcext:value-type="currency">
            <text:p>$106,503.01</text:p>
          </table:table-cell>
          <table:table-cell/>
        </table:table-row>
        <table:table-row table:style-name="ro1">
          <table:table-cell office:value-type="date" office:date-value="2019-09-07" calcext:value-type="date">
            <text:p>09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55.01" calcext:value-type="currency">
            <text:p>$355.01</text:p>
          </table:table-cell>
          <table:table-cell office:value-type="currency" office:currency="USD" office:value="394.99" calcext:value-type="currency">
            <text:p>$394.99</text:p>
          </table:table-cell>
          <table:table-cell office:value-type="currency" office:currency="USD" office:value="106108.02" calcext:value-type="currency">
            <text:p>$106,108.02</text:p>
          </table:table-cell>
          <table:table-cell/>
        </table:table-row>
        <table:table-row table:style-name="ro1">
          <table:table-cell office:value-type="date" office:date-value="2019-10-07" calcext:value-type="date">
            <text:p>10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53.69" calcext:value-type="currency">
            <text:p>$353.69</text:p>
          </table:table-cell>
          <table:table-cell office:value-type="currency" office:currency="USD" office:value="396.31" calcext:value-type="currency">
            <text:p>$396.31</text:p>
          </table:table-cell>
          <table:table-cell office:value-type="currency" office:currency="USD" office:value="105711.71" calcext:value-type="currency">
            <text:p>$105,711.71</text:p>
          </table:table-cell>
          <table:table-cell/>
        </table:table-row>
        <table:table-row table:style-name="ro1">
          <table:table-cell office:value-type="date" office:date-value="2019-11-07" calcext:value-type="date">
            <text:p>11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52.37" calcext:value-type="currency">
            <text:p>$352.37</text:p>
          </table:table-cell>
          <table:table-cell office:value-type="currency" office:currency="USD" office:value="397.63" calcext:value-type="currency">
            <text:p>$397.63</text:p>
          </table:table-cell>
          <table:table-cell office:value-type="currency" office:currency="USD" office:value="105314.08" calcext:value-type="currency">
            <text:p>$105,314.08</text:p>
          </table:table-cell>
          <table:table-cell/>
        </table:table-row>
        <table:table-row table:style-name="ro1">
          <table:table-cell office:value-type="date" office:date-value="2019-12-07" calcext:value-type="date">
            <text:p>12/07/19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51.05" calcext:value-type="currency">
            <text:p>$351.05</text:p>
          </table:table-cell>
          <table:table-cell office:value-type="currency" office:currency="USD" office:value="398.95" calcext:value-type="currency">
            <text:p>$398.95</text:p>
          </table:table-cell>
          <table:table-cell office:value-type="currency" office:currency="USD" office:value="104915.13" calcext:value-type="currency">
            <text:p>$104,915.13</text:p>
          </table:table-cell>
          <table:table-cell/>
        </table:table-row>
        <table:table-row table:style-name="ro1">
          <table:table-cell office:value-type="date" office:date-value="2020-01-07" calcext:value-type="date">
            <text:p>01/07/20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49.72" calcext:value-type="currency">
            <text:p>$349.72</text:p>
          </table:table-cell>
          <table:table-cell office:value-type="currency" office:currency="USD" office:value="400.28" calcext:value-type="currency">
            <text:p>$400.28</text:p>
          </table:table-cell>
          <table:table-cell office:value-type="currency" office:currency="USD" office:value="104514.85" calcext:value-type="currency">
            <text:p>$104,514.85</text:p>
          </table:table-cell>
          <table:table-cell/>
        </table:table-row>
        <table:table-row table:style-name="ro1">
          <table:table-cell office:value-type="date" office:date-value="2020-02-07" calcext:value-type="date">
            <text:p>02/07/20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48.38" calcext:value-type="currency">
            <text:p>$348.38</text:p>
          </table:table-cell>
          <table:table-cell office:value-type="currency" office:currency="USD" office:value="401.62" calcext:value-type="currency">
            <text:p>$401.62</text:p>
          </table:table-cell>
          <table:table-cell office:value-type="currency" office:currency="USD" office:value="104113.23" calcext:value-type="currency">
            <text:p>$104,113.23</text:p>
          </table:table-cell>
          <table:table-cell/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47.04" calcext:value-type="currency">
            <text:p>$347.04</text:p>
          </table:table-cell>
          <table:table-cell office:value-type="currency" office:currency="USD" office:value="402.96" calcext:value-type="currency">
            <text:p>$402.96</text:p>
          </table:table-cell>
          <table:table-cell office:value-type="currency" office:currency="USD" office:value="103710.27" calcext:value-type="currency">
            <text:p>$103,710.27</text:p>
          </table:table-cell>
          <table:table-cell/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45.7" calcext:value-type="currency">
            <text:p>$345.70</text:p>
          </table:table-cell>
          <table:table-cell office:value-type="currency" office:currency="USD" office:value="404.3" calcext:value-type="currency">
            <text:p>$404.30</text:p>
          </table:table-cell>
          <table:table-cell office:value-type="currency" office:currency="USD" office:value="103305.97" calcext:value-type="currency">
            <text:p>$103,305.97</text:p>
          </table:table-cell>
          <table:table-cell/>
        </table:table-row>
        <table:table-row table:style-name="ro1">
          <table:table-cell office:value-type="date" office:date-value="2020-05-07" calcext:value-type="date">
            <text:p>05/07/20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344.35" calcext:value-type="currency">
            <text:p>$344.35</text:p>
          </table:table-cell>
          <table:table-cell table:formula="of:=[.B69]-[.C69]" office:value-type="currency" office:currency="USD" office:value="405.65" calcext:value-type="currency">
            <text:p>$405.65</text:p>
          </table:table-cell>
          <table:table-cell table:formula="of:=[.E68]-[.D69]" office:value-type="currency" office:currency="USD" office:value="102900.32" calcext:value-type="currency">
            <text:p>$102,900.32</text:p>
          </table:table-cell>
          <table:table-cell/>
        </table:table-row>
        <table:table-row table:style-name="ro1">
          <table:table-cell table:style-name="ce2" office:value-type="string" calcext:value-type="string">
            <text:p>Totals</text:p>
          </table:table-cell>
          <table:table-cell table:style-name="ce5" table:formula="of:=SUM([.B9:.B69])" office:value-type="currency" office:currency="USD" office:value="45000" calcext:value-type="currency">
            <text:p>$45,000.00</text:p>
          </table:table-cell>
          <table:table-cell table:style-name="ce5" table:formula="of:=SUM([.C9:.C69])" office:value-type="currency" office:currency="USD" office:value="22900.32" calcext:value-type="currency">
            <text:p>$22,900.32</text:p>
          </table:table-cell>
          <table:table-cell table:style-name="ce5" table:formula="of:=SUM([.D9:.D69])" office:value-type="currency" office:currency="USD" office:value="22099.68" calcext:value-type="currency">
            <text:p>$22,099.68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Balance Due</text:p>
          </table:table-cell>
          <table:table-cell table:style-name="ce5" table:formula="of:=[.E69]" office:value-type="currency" office:currency="USD" office:value="102900.32" calcext:value-type="currency">
            <text:p>$102,900.32</text:p>
          </table:table-cell>
          <table:table-cell table:style-name="Default" table:number-columns-repeated="3"/>
          <table:table-cell/>
        </table:table-row>
      </table:table>
      <table:table table:name="Summary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Interest Paid</text:p>
          </table:table-cell>
          <table:table-cell office:value-type="string" calcext:value-type="string">
            <text:p>Total Paid</text:p>
          </table:table-cell>
          <table:table-cell office:value-type="string" calcext:value-type="string">
            <text:p>Remaining Balance</text:p>
          </table:table-cell>
        </table:table-row>
        <table:table-row table:style-name="ro1">
          <table:table-cell office:value-type="string" calcext:value-type="string">
            <text:p>Proposed Payoff</text:p>
          </table:table-cell>
          <table:table-cell table:style-name="ce3" table:formula="of:=[$PropsedPayoff.B6]" office:value-type="currency" office:currency="USD" office:value="20575" calcext:value-type="currency">
            <text:p>$20,575.00</text:p>
          </table:table-cell>
          <table:table-cell table:style-name="ce3" table:formula="of:=[$PropsedPayoff.F6]" office:value-type="currency" office:currency="USD" office:value="145575" calcext:value-type="currency">
            <text:p>$145,575.00</text:p>
          </table:table-cell>
          <table:table-cell table:style-name="ce3" table:formula="of:=[$PropsedPayoff.B72]" office:value-type="currency" office:currency="USD" office:value="100575" calcext:value-type="currency">
            <text:p>$100,575.00</text:p>
          </table:table-cell>
        </table:table-row>
        <table:table-row table:style-name="ro1">
          <table:table-cell office:value-type="string" calcext:value-type="string">
            <text:p>Actual (5 year 20.3 year terms</text:p>
          </table:table-cell>
          <table:table-cell table:style-name="ce3" table:formula="of:=[$'5yr-20.3yr(ACTUAL)'.B6]" office:value-type="currency" office:currency="USD" office:value="22900.32" calcext:value-type="currency">
            <text:p>$22,900.32</text:p>
          </table:table-cell>
          <table:table-cell table:style-name="ce3" table:formula="of:=[$'5yr-20.3yr(ACTUAL)'.F6]" office:value-type="currency" office:currency="USD" office:value="147900.32" calcext:value-type="currency">
            <text:p>$147,900.32</text:p>
          </table:table-cell>
          <table:table-cell table:style-name="ce3" table:formula="of:=[$'5yr-20.3yr(ACTUAL)'.B72]" office:value-type="currency" office:currency="USD" office:value="102900.32" calcext:value-type="currency">
            <text:p>$102,900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6:50:14.923014688</meta:creation-date>
    <dc:date>2020-02-03T18:24:32.645255764</dc:date>
    <meta:editing-duration>PT19M3S</meta:editing-duration>
    <meta:editing-cycles>2</meta:editing-cycles>
    <meta:generator>LibreOffice/6.0.7.3$Linux_X86_64 LibreOffice_project/00m0$Build-3</meta:generator>
    <meta:document-statistic meta:table-count="3" meta:cell-count="708" meta:object-count="0"/>
  </office:meta>
</office:document-meta>
</file>